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hapter_5f_heading">
      <style:text-properties officeooo:rsid="00466e8a" officeooo:paragraph-rsid="00466e8a"/>
    </style:style>
    <style:style style:name="T1" style:family="text">
      <style:text-properties officeooo:rsid="00466e8a"/>
    </style:style>
    <style:style style:name="T2" style:family="text">
      <style:text-properties officeooo:rsid="00495f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Dilemma der Bibliotheken</text:p>
      <text:p text:style-name="paragraph_5f_first">In Zeiten der physisch bedingten Knappheit gedruckter Exemplare war es Aufgabe der Bibliotheken, für viel Geld ebensolche zu beschaffen und einen kostenlosen oder sehr günstigen Verleih zu betreiben, damit neben der privilegierten Oberschicht auch der breiten Bevölkerungsmasse der Zugang zu Bildung gewährt werden konnte. Seit dem Aufkommen der Digitalisierung ist dieses Modell komplett hinfällig, denn Digitalgeräte erlauben den unbegrenzten Zugang zu Bildung jedermann jederzeit. Die neue Aufgabe des Bibliothekswesens besteht deshalb darin, digitale Werke zu sammeln und zu erschließen, deren Langzeitarchivierung zu besorgen sowie Werkzeuge zum Umgang mit ihnen anzubieten. Dass der Zugang für die Leserschaft kostenlos sein muss und nicht mit irgendwelchen Einschränkungen belegt werden darf, ist selbstverständlich. Wer heutzutage veröffentlicht, unterliegt zwangsläufig dem faktischen Erschöpfungsgrundsatz, welcher der Digitalität innewohnt und in Form von digitalen Grundrechten im Zuge einer längst überfälligen Urheberrechtsreform anerkannt gehört. Mit der Veröffentlichung sollten Ansprüche <text:span text:style-name="T1">also </text:span>als erschöpft gelten, eine Kontrolle der Nutzung sollte keine rechtliche Grundlage haben, <text:span text:style-name="T1">ebenso gehört </text:span>DRM verboten und sollte als Computerbetrug geahndet werden, <text:span text:style-name="T1">weil dessen Einsatz die Absicht einer Erpressung voraussetzt</text:span>. Es kann nicht Aufgabe der Bibliotheken sein, dem eigenen Auftrag durch künstliche Verknappung wie z.B. bei der Onleihe zuwiderzuhandeln, indem der Erhalt veralteter Geschäftsmodelle mit Steuergeldern vergeblich betrieben wird, obwohl doch restriktive Rechteverwerter in ihren Lizenzverträgen deutlich zu verstehen geben, dass die durch sie lizenzierten Werke keineswegs für die öffentliche Verfügung bestimmt sind. Zur Erinnerung: das Existenzrecht der Bibliotheken ergibt sich aus einem Interesse der Öffentlichkeit und nicht aus dem Anliegen der Wirtschaftsförderung – ein Umstand, über den der Gesetzgeber weiterhin unverändert großzügig hinwegsieht. Und aus dem Versäumnis, statt für die künstliche Verknappung lieber für die Schaffung von mehr und besseren Werken zu bezahlen und damit ernsthaft etwas für Kunst, Kultur und Bildung zu unternehmen, erklärt sich auch, weshalb das World Wide Web als zukünftige Universalbibliothek weit relevanter ist als alle deutschen Bibliotheken zusammen, da letztere sich leider viel zu wenig mit den Implikationen von Digitaltechnologie auseinandergesetzt haben. <text:span text:style-name="T2">Und so kommt es leider, dass privatwirtschaftliche Unternehmungen wie </text:span><text:a xlink:type="simple" xlink:href="https://unglue.it/"><text:span text:style-name="T2">unglue.it</text:span></text:a><text:span text:style-name="T2"> oder das </text:span><text:a xlink:type="simple" xlink:href="https://archive.org/"><text:span text:style-name="T2">Internet Archive</text:span></text:a><text:span text:style-name="T2"> mit begrenzten Mitteln leisten müssen, was eigentlich die öffentliche Hand für die Gesellschaft tun soll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3H33M25S</meta:editing-duration>
    <meta:editing-cycles>53</meta:editing-cycles>
    <meta:initial-creator>Stephan Kreutzer</meta:initial-creator>
    <dc:date>2014-12-17T01:56:18</dc:date>
    <dc:creator>Stephan Kreutzer</dc:creator>
    <meta:document-statistic meta:table-count="0" meta:image-count="0" meta:object-count="0" meta:page-count="1" meta:paragraph-count="2" meta:word-count="352" meta:character-count="2682"/>
  </office:meta>
</office:document-meta>
</file>